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604cm" style:rel-column-width="17951*"/>
    </style:style>
    <style:style style:name="Table2.B" style:family="table-column">
      <style:table-column-properties style:column-width="3.995cm" style:rel-column-width="1557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Helvetica" officeooo:rsid="000de120" officeooo:paragraph-rsid="000de120"/>
    </style:style>
    <style:style style:name="P2" style:family="paragraph" style:parent-style-name="Table_20_Contents">
      <style:text-properties style:font-name="Helvetica"/>
    </style:style>
    <style:style style:name="P3" style:family="paragraph" style:parent-style-name="Table_20_Contents">
      <style:text-properties style:font-name="Helvetica" officeooo:rsid="000de120" officeooo:paragraph-rsid="000de120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0de120"/>
    </style:style>
    <style:style style:name="P5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0de120" style:font-weight-asian="bold" style:font-weight-complex="bold"/>
    </style:style>
    <style:style style:name="P6" style:family="paragraph" style:parent-style-name="Table_20_Contents">
      <style:text-properties style:font-name="Helvetica" style:text-underline-style="none" officeooo:rsid="000de120" officeooo:paragraph-rsid="000de120"/>
    </style:style>
    <style:style style:name="P7" style:family="paragraph" style:parent-style-name="Table_20_Contents">
      <style:text-properties style:font-name="Helvetica" fo:font-weight="bold" officeooo:rsid="000de120" officeooo:paragraph-rsid="000de120" style:font-weight-asian="bold" style:font-weight-complex="bold"/>
    </style:style>
    <style:style style:name="P8" style:family="paragraph" style:parent-style-name="Table_20_Contents">
      <style:text-properties style:font-name="Helvetica" fo:font-weight="normal" officeooo:rsid="000de120" officeooo:paragraph-rsid="000de120" style:font-weight-asian="normal" style:font-weight-complex="normal"/>
    </style:style>
    <style:style style:name="P9" style:family="paragraph" style:parent-style-name="Table_20_Contents">
      <style:text-properties style:font-name="Helvetica" fo:font-weight="normal" officeooo:rsid="000eb5f2" officeooo:paragraph-rsid="000eb5f2" style:font-weight-asian="normal" style:font-weight-complex="normal"/>
    </style:style>
    <style:style style:name="P10" style:family="paragraph" style:parent-style-name="Standard">
      <style:text-properties style:font-name="Helvetica"/>
    </style:style>
    <style:style style:name="P11" style:family="paragraph" style:parent-style-name="Table_20_Contents" style:list-style-name="L1">
      <style:text-properties style:font-name="Helvetica" fo:font-weight="normal" officeooo:rsid="000eb5f2" officeooo:paragraph-rsid="000eb5f2" style:font-weight-asian="normal" style:font-weight-complex="normal"/>
    </style:style>
    <style:style style:name="P12" style:family="paragraph" style:parent-style-name="Table_20_Contents" style:list-style-name="L2">
      <style:text-properties style:font-name="Helvetica" fo:font-weight="normal" officeooo:rsid="000eb5f2" officeooo:paragraph-rsid="000eb5f2" style:font-weight-asian="normal" style:font-weight-complex="normal"/>
    </style:style>
    <style:style style:name="P13" style:family="paragraph" style:parent-style-name="Table_20_Contents" style:list-style-name="L3">
      <style:text-properties style:font-name="Helvetica" fo:font-weight="normal" officeooo:rsid="000eb5f2" officeooo:paragraph-rsid="000eb5f2" style:font-weight-asian="normal" style:font-weight-complex="normal"/>
    </style:style>
    <style:style style:name="P14" style:family="paragraph" style:parent-style-name="Table_20_Contents" style:list-style-name="L4">
      <style:text-properties style:font-name="Helvetica" fo:font-weight="normal" officeooo:rsid="000eb5f2" officeooo:paragraph-rsid="000eb5f2" style:font-weight-asian="normal" style:font-weight-complex="normal"/>
    </style:style>
    <style:style style:name="P15" style:family="paragraph" style:parent-style-name="Table_20_Contents">
      <style:text-properties style:font-name="Helvetica" fo:font-weight="normal" officeooo:rsid="000de120" officeooo:paragraph-rsid="0018277a" style:font-weight-asian="normal" style:font-weight-complex="normal"/>
    </style:style>
    <style:style style:name="P16" style:family="paragraph" style:parent-style-name="Table_20_Contents" style:list-style-name="L4">
      <style:text-properties style:font-name="Helvetica" fo:font-weight="normal" officeooo:rsid="0018277a" officeooo:paragraph-rsid="0018277a" style:font-weight-asian="normal" style:font-weight-complex="normal"/>
    </style:style>
    <style:style style:name="P17" style:family="paragraph" style:parent-style-name="Table_20_Contents">
      <style:text-properties style:font-name="Helvetica" officeooo:rsid="00174e32" officeooo:paragraph-rsid="00174e32"/>
    </style:style>
    <style:style style:name="P18" style:family="paragraph" style:parent-style-name="Table_20_Contents">
      <style:text-properties style:font-name="Helvetica" fo:font-weight="bold" officeooo:rsid="000de120" officeooo:paragraph-rsid="000de1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officeooo:rsid="000eb5f2"/>
    </style:style>
    <style:style style:name="T5" style:family="text">
      <style:text-properties officeooo:rsid="00114ace"/>
    </style:style>
    <style:style style:name="T6" style:family="text">
      <style:text-properties officeooo:rsid="00174e32"/>
    </style:style>
    <style:style style:name="T7" style:family="text">
      <style:text-properties officeooo:rsid="00178b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ail Web Turnkey Progress Repor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Project Name: Retail Web Turnkey</text:p>
            <text:p text:style-name="P3">Date: Friday 18<text:span text:style-name="T3">th</text:span> August 2017</text:p>
            <text:p text:style-name="P3">Reporting Period: <text:span text:style-name="T5">Monday 14</text:span><text:span text:style-name="T3">th</text:span> – Sunday <text:span text:style-name="T5">20</text:span><text:span text:style-name="T3">th</text:span> August 2017</text:p>
          </table:table-cell>
        </table:table-row>
        <table:table-row>
          <table:table-cell table:style-name="Table1.A2" office:value-type="string">
            <text:p text:style-name="P5">Administrative Checks<text:span text:style-name="T2">:</text:span></text:p>
            <text:p text:style-name="P4"/>
            <text:p text:style-name="P6">Target total hours to date: </text:p>
            <text:p text:style-name="P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James Owens</text:p>
                </table:table-cell>
                <table:table-cell table:style-name="Table2.A1" office:value-type="string">
                  <text:p text:style-name="P3">Mark Omadto</text:p>
                </table:table-cell>
                <table:table-cell table:style-name="Table2.D1" office:value-type="string">
                  <text:p text:style-name="P3">Tom Misikea</text:p>
                </table:table-cell>
              </table:table-row>
              <table:table-row>
                <table:table-cell table:style-name="Table2.A2" office:value-type="string">
                  <text:p text:style-name="P3">Timecard:</text:p>
                </table:table-cell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/>
                </table:table-cell>
                <table:table-cell table:style-name="Table2.D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Total Hours to date:</text:p>
                </table:table-cell>
                <table:table-cell table:style-name="Table2.A2" office:value-type="string">
                  <text:p text:style-name="P17">67.0</text:p>
                </table:table-cell>
                <table:table-cell table:style-name="Table2.A2" office:value-type="string">
                  <text:p text:style-name="P2"/>
                </table:table-cell>
                <table:table-cell table:style-name="Table2.D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Personal log:</text:p>
                </table:table-cell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/>
                </table:table-cell>
                <table:table-cell table:style-name="Table2.D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Project Diary:</text:p>
                </table:table-cell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/>
                </table:table-cell>
                <table:table-cell table:style-name="Table2.D2" office:value-type="string">
                  <text:p text:style-name="P2"/>
                </table:table-cell>
              </table:table-row>
            </table:table>
            <text:p text:style-name="P6"/>
            <text:p text:style-name="P4"><text:span text:style-name="T1">Allocated Duties</text:span>:</text:p>
            <text:p text:style-name="P6">Backups taken:</text:p>
            <text:p text:style-name="P6">Backups tested:</text:p>
          </table:table-cell>
        </table:table-row>
        <table:table-row>
          <table:table-cell table:style-name="Table1.A2" office:value-type="string">
            <text:p text:style-name="P7">Work Completed this reporting period: </text:p>
            <text:p text:style-name="P8">James: </text:p>
            <text:list xml:id="list1039298339780562098" text:style-name="L1">
              <text:list-item>
                <text:p text:style-name="P11">Lead this weeks team meeting and supplied the minutes for the previous meeting.</text:p>
              </text:list-item>
              <text:list-item>
                <text:p text:style-name="P11">Prepared the team for audit <text:span text:style-name="T6">in</text:span> week 06.</text:p>
              </text:list-item>
              <text:list-item>
                <text:p text:style-name="P11">Began systems analysis and design work, mostly use case diagrams and systems sequence diagrams.</text:p>
              </text:list-item>
              <text:list-item>
                <text:p text:style-name="P11">Total hours: 2<text:span text:style-name="T6">2.5</text:span></text:p>
              </text:list-item>
            </text:list>
            <text:p text:style-name="P9"/>
            <text:p text:style-name="P8">Mark:</text:p>
            <text:list xml:id="list1441693745422707422" text:style-name="L2">
              <text:list-header>
                <text:p text:style-name="P12"/>
              </text:list-header>
            </text:list>
            <text:p text:style-name="P8">Tom:</text:p>
            <text:list xml:id="list5398418266157531492" text:style-name="L3">
              <text:list-header>
                <text:p text:style-name="P13"/>
              </text:list-header>
            </text:list>
          </table:table-cell>
        </table:table-row>
        <table:table-row>
          <table:table-cell table:style-name="Table1.A2" office:value-type="string">
            <text:p text:style-name="P7">Work to complete for next reporting period:</text:p>
            <text:p text:style-name="P8">James:</text:p>
            <text:list xml:id="list4499331931646695204" text:style-name="L4">
              <text:list-item>
                <text:p text:style-name="P14">Complete the remaining systems analysis and design of the system.</text:p>
              </text:list-item>
              <text:list-item>
                <text:p text:style-name="P14">Move to the research and development phase for the presentation and business layers of the Turnkey system.</text:p>
              </text:list-item>
              <text:list-item>
                <text:p text:style-name="P14">Depending on audit results, make adjustments to the projects management processes. </text:p>
                <text:p text:style-name="P16">Target total hours: 30 – 40 </text:p>
              </text:list-item>
            </text:list>
            <text:p text:style-name="P8">Mark: </text:p>
            <text:p text:style-name="P8">Tom:</text:p>
          </table:table-cell>
        </table:table-row>
        <table:table-row>
          <table:table-cell table:style-name="Table1.A2" office:value-type="string">
            <text:p text:style-name="P7">What’s going well:</text:p>
            <text:p text:style-name="P15">The team is still working well together. </text:p>
            <text:p text:style-name="P15"><text:span text:style-name="T7">Being stricter and more disciplined with the amount of time spent on campus has been successful. </text:span></text:p>
          </table:table-cell>
        </table:table-row>
        <text:soft-page-break/>
        <table:table-row>
          <table:table-cell table:style-name="Table1.A2" office:value-type="string">
            <text:p text:style-name="P7"/>
            <text:p text:style-name="P7">What’s not going well:</text:p>
            <text:p text:style-name="P8"><text:span text:style-name="T7">Some members may have lower than satisfactory logged hours, this can be attributed to a slow completion of the proposal. <text:s/></text:span></text:p>
          </table:table-cell>
        </table:table-row>
        <table:table-row>
          <table:table-cell table:style-name="Table1.A2" office:value-type="string">
            <text:p text:style-name="P7">Suggestions/issues:</text:p>
            <text:p text:style-name="P8">In order <text:span text:style-name="T4">to make up for lost hours, team members should be – and have been, working on campus until about 4:00PM. If this can continue, the individual members should start seeing 40 hours logged per week.</text:span></text:p>
          </table:table-cell>
        </table:table-row>
        <table:table-row>
          <table:table-cell table:style-name="Table1.A2" office:value-type="string">
            <text:p text:style-name="P7">Project Changes:</text:p>
            <text:p text:style-name="P8">None <text:span text:style-name="T7">so </text:span>far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2:54:34.443622581</meta:creation-date>
    <dc:date>2017-08-22T12:31:36.512624818</dc:date>
    <meta:editing-duration>PT27M1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44" meta:word-count="253" meta:character-count="1526" meta:non-whitespace-character-count="1312"/>
  </office:meta>
</office:document-meta>
</file>